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CommandBuilder.isCommandMapped( String c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mmandBuilder.getClassForCommand( String cm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mmandBuilder.buildAbstractMailCommand( MailContext mail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MailCommandBuilder.config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ilCommandBuilder.MailCommand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